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/>
      <style:text-properties fo:color="#000000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0.0984973" calcext:value-type="float">
            <text:p>0.0984973</text:p>
          </table:table-cell>
          <table:table-cell office:value-type="float" office:value="0.0969883" calcext:value-type="float">
            <text:p>0.0969883</text:p>
          </table:table-cell>
          <table:table-cell office:value-type="float" office:value="0.0954716" calcext:value-type="float">
            <text:p>0.0954716</text:p>
          </table:table-cell>
          <table:table-cell office:value-type="float" office:value="0.0939457" calcext:value-type="float">
            <text:p>0.0939457</text:p>
          </table:table-cell>
          <table:table-cell office:value-type="float" office:value="0.0924093" calcext:value-type="float">
            <text:p>0.0924093</text:p>
          </table:table-cell>
          <table:table-cell office:value-type="float" office:value="0.0908605" calcext:value-type="float">
            <text:p>0.0908605</text:p>
          </table:table-cell>
          <table:table-cell office:value-type="float" office:value="0.0892978" calcext:value-type="float">
            <text:p>0.0892978</text:p>
          </table:table-cell>
          <table:table-cell office:value-type="float" office:value="0.0877193" calcext:value-type="float">
            <text:p>0.0877193</text:p>
          </table:table-cell>
          <table:table-cell office:value-type="float" office:value="0.0861231" calcext:value-type="float">
            <text:p>0.0861231</text:p>
          </table:table-cell>
          <table:table-cell/>
          <table:table-cell office:value-type="string" calcext:value-type="string">
            <text:p>videos.agro.uba.ar</text:p>
          </table:table-cell>
        </table:table-row>
        <table:table-row table:style-name="ro1">
          <table:table-cell office:value-type="float" office:value="0.0959086" calcext:value-type="float">
            <text:p>0.0959086</text:p>
          </table:table-cell>
          <table:table-cell office:value-type="float" office:value="0.0916284" calcext:value-type="float">
            <text:p>0.0916284</text:p>
          </table:table-cell>
          <table:table-cell office:value-type="float" office:value="0.0871502" calcext:value-type="float">
            <text:p>0.0871502</text:p>
          </table:table-cell>
          <table:table-cell office:value-type="float" office:value="0.0824635" calcext:value-type="float">
            <text:p>0.0824635</text:p>
          </table:table-cell>
          <table:table-cell office:value-type="float" office:value="0.0775579" calcext:value-type="float">
            <text:p>0.0775579</text:p>
          </table:table-cell>
          <table:table-cell office:value-type="float" office:value="0.0724212" calcext:value-type="float">
            <text:p>0.0724212</text:p>
          </table:table-cell>
          <table:table-cell office:value-type="float" office:value="0.0670411" calcext:value-type="float">
            <text:p>0.0670411</text:p>
          </table:table-cell>
          <table:table-cell office:value-type="float" office:value="0.0614038" calcext:value-type="float">
            <text:p>0.0614038</text:p>
          </table:table-cell>
          <table:table-cell office:value-type="float" office:value="0.0554939" calcext:value-type="float">
            <text:p>0.0554939</text:p>
          </table:table-cell>
          <table:table-cell/>
          <table:table-cell office:value-type="string" calcext:value-type="string">
            <text:p>www.uba.ar</text:p>
          </table:table-cell>
        </table:table-row>
        <table:table-row table:style-name="ro1">
          <table:table-cell office:value-type="float" office:value="0.103548" calcext:value-type="float">
            <text:p>0.103548</text:p>
          </table:table-cell>
          <table:table-cell office:value-type="float" office:value="0.107198" calcext:value-type="float">
            <text:p>0.107198</text:p>
          </table:table-cell>
          <table:table-cell office:value-type="float" office:value="0.110953" calcext:value-type="float">
            <text:p>0.110953</text:p>
          </table:table-cell>
          <table:table-cell office:value-type="float" office:value="0.114823" calcext:value-type="float">
            <text:p>0.114823</text:p>
          </table:table-cell>
          <table:table-cell office:value-type="float" office:value="0.118812" calcext:value-type="float">
            <text:p>0.118812</text:p>
          </table:table-cell>
          <table:table-cell office:value-type="float" office:value="0.122929" calcext:value-type="float">
            <text:p>0.122929</text:p>
          </table:table-cell>
          <table:table-cell office:value-type="float" office:value="0.127182" calcext:value-type="float">
            <text:p>0.127182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613" calcext:value-type="float">
            <text:p>0.13613</text:p>
          </table:table-cell>
          <table:table-cell/>
          <table:table-cell office:value-type="string" calcext:value-type="string">
            <text:p>www.agro.uba.ar</text:p>
          </table:table-cell>
        </table:table-row>
        <table:table-row table:style-name="ro1">
          <table:table-cell office:value-type="float" office:value="0.0984973" calcext:value-type="float">
            <text:p>0.0984973</text:p>
          </table:table-cell>
          <table:table-cell office:value-type="float" office:value="0.0969883" calcext:value-type="float">
            <text:p>0.0969883</text:p>
          </table:table-cell>
          <table:table-cell office:value-type="float" office:value="0.0954716" calcext:value-type="float">
            <text:p>0.0954716</text:p>
          </table:table-cell>
          <table:table-cell office:value-type="float" office:value="0.0939457" calcext:value-type="float">
            <text:p>0.0939457</text:p>
          </table:table-cell>
          <table:table-cell office:value-type="float" office:value="0.0924093" calcext:value-type="float">
            <text:p>0.0924093</text:p>
          </table:table-cell>
          <table:table-cell office:value-type="float" office:value="0.0908605" calcext:value-type="float">
            <text:p>0.0908605</text:p>
          </table:table-cell>
          <table:table-cell office:value-type="float" office:value="0.0892978" calcext:value-type="float">
            <text:p>0.0892978</text:p>
          </table:table-cell>
          <table:table-cell office:value-type="float" office:value="0.0877193" calcext:value-type="float">
            <text:p>0.0877193</text:p>
          </table:table-cell>
          <table:table-cell office:value-type="float" office:value="0.0861231" calcext:value-type="float">
            <text:p>0.0861231</text:p>
          </table:table-cell>
          <table:table-cell/>
          <table:table-cell office:value-type="string" calcext:value-type="string">
            <text:p>www.agro.uba.ar/cursos</text:p>
          </table:table-cell>
        </table:table-row>
        <table:table-row table:style-name="ro1">
          <table:table-cell office:value-type="float" office:value="0.103548" calcext:value-type="float">
            <text:p>0.103548</text:p>
          </table:table-cell>
          <table:table-cell office:value-type="float" office:value="0.107198" calcext:value-type="float">
            <text:p>0.107198</text:p>
          </table:table-cell>
          <table:table-cell office:value-type="float" office:value="0.110953" calcext:value-type="float">
            <text:p>0.110953</text:p>
          </table:table-cell>
          <table:table-cell office:value-type="float" office:value="0.114823" calcext:value-type="float">
            <text:p>0.114823</text:p>
          </table:table-cell>
          <table:table-cell office:value-type="float" office:value="0.118812" calcext:value-type="float">
            <text:p>0.118812</text:p>
          </table:table-cell>
          <table:table-cell office:value-type="float" office:value="0.122929" calcext:value-type="float">
            <text:p>0.122929</text:p>
          </table:table-cell>
          <table:table-cell office:value-type="float" office:value="0.127182" calcext:value-type="float">
            <text:p>0.127182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613" calcext:value-type="float">
            <text:p>0.13613</text:p>
          </table:table-cell>
          <table:table-cell/>
          <table:table-cell office:value-type="string" calcext:value-type="string">
            <text:p>www.agro.uba.ar/ced</text:p>
          </table:table-cell>
        </table:table-row>
        <table:table-row table:style-name="ro1">
          <table:table-cell office:value-type="float" office:value="0.0984973" calcext:value-type="float">
            <text:p>0.0984973</text:p>
          </table:table-cell>
          <table:table-cell office:value-type="float" office:value="0.0969883" calcext:value-type="float">
            <text:p>0.0969883</text:p>
          </table:table-cell>
          <table:table-cell office:value-type="float" office:value="0.0954716" calcext:value-type="float">
            <text:p>0.0954716</text:p>
          </table:table-cell>
          <table:table-cell office:value-type="float" office:value="0.0939457" calcext:value-type="float">
            <text:p>0.0939457</text:p>
          </table:table-cell>
          <table:table-cell office:value-type="float" office:value="0.0924093" calcext:value-type="float">
            <text:p>0.0924093</text:p>
          </table:table-cell>
          <table:table-cell office:value-type="float" office:value="0.0908605" calcext:value-type="float">
            <text:p>0.0908605</text:p>
          </table:table-cell>
          <table:table-cell office:value-type="float" office:value="0.0892978" calcext:value-type="float">
            <text:p>0.0892978</text:p>
          </table:table-cell>
          <table:table-cell office:value-type="float" office:value="0.0877193" calcext:value-type="float">
            <text:p>0.0877193</text:p>
          </table:table-cell>
          <table:table-cell office:value-type="float" office:value="0.0861231" calcext:value-type="float">
            <text:p>0.0861231</text:p>
          </table:table-cell>
          <table:table-cell/>
          <table:table-cell office:value-type="string" calcext:value-type="string">
            <text:p>www.fvet.uba.ar</text:p>
          </table:table-cell>
        </table:table-row>
        <table:table-row table:style-name="ro1">
          <table:table-cell office:value-type="float" office:value="0.103548" calcext:value-type="float">
            <text:p>0.103548</text:p>
          </table:table-cell>
          <table:table-cell office:value-type="float" office:value="0.107198" calcext:value-type="float">
            <text:p>0.107198</text:p>
          </table:table-cell>
          <table:table-cell office:value-type="float" office:value="0.110953" calcext:value-type="float">
            <text:p>0.110953</text:p>
          </table:table-cell>
          <table:table-cell office:value-type="float" office:value="0.114823" calcext:value-type="float">
            <text:p>0.114823</text:p>
          </table:table-cell>
          <table:table-cell office:value-type="float" office:value="0.118812" calcext:value-type="float">
            <text:p>0.118812</text:p>
          </table:table-cell>
          <table:table-cell office:value-type="float" office:value="0.122929" calcext:value-type="float">
            <text:p>0.122929</text:p>
          </table:table-cell>
          <table:table-cell office:value-type="float" office:value="0.127182" calcext:value-type="float">
            <text:p>0.127182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3613" calcext:value-type="float">
            <text:p>0.13613</text:p>
          </table:table-cell>
          <table:table-cell/>
          <table:table-cell office:value-type="string" calcext:value-type="string">
            <text:p>www.ffyb.uba.ar</text:p>
          </table:table-cell>
        </table:table-row>
        <table:table-row table:style-name="ro1">
          <table:table-cell office:value-type="float" office:value="0.0959086" calcext:value-type="float">
            <text:p>0.0959086</text:p>
          </table:table-cell>
          <table:table-cell office:value-type="float" office:value="0.0916284" calcext:value-type="float">
            <text:p>0.0916284</text:p>
          </table:table-cell>
          <table:table-cell office:value-type="float" office:value="0.0871502" calcext:value-type="float">
            <text:p>0.0871502</text:p>
          </table:table-cell>
          <table:table-cell office:value-type="float" office:value="0.0824635" calcext:value-type="float">
            <text:p>0.0824635</text:p>
          </table:table-cell>
          <table:table-cell office:value-type="float" office:value="0.0775579" calcext:value-type="float">
            <text:p>0.0775579</text:p>
          </table:table-cell>
          <table:table-cell office:value-type="float" office:value="0.0724212" calcext:value-type="float">
            <text:p>0.0724212</text:p>
          </table:table-cell>
          <table:table-cell office:value-type="float" office:value="0.0670411" calcext:value-type="float">
            <text:p>0.0670411</text:p>
          </table:table-cell>
          <table:table-cell office:value-type="float" office:value="0.0614038" calcext:value-type="float">
            <text:p>0.0614038</text:p>
          </table:table-cell>
          <table:table-cell office:value-type="float" office:value="0.0554939" calcext:value-type="float">
            <text:p>0.0554939</text:p>
          </table:table-cell>
          <table:table-cell/>
          <table:table-cell office:value-type="string" calcext:value-type="string">
            <text:p>www.derecho.uba.ar</text:p>
          </table:table-cell>
        </table:table-row>
        <table:table-row table:style-name="ro1">
          <table:table-cell office:value-type="float" office:value="0.101023" calcext:value-type="float">
            <text:p>0.101023</text:p>
          </table:table-cell>
          <table:table-cell office:value-type="float" office:value="0.102093" calcext:value-type="float">
            <text:p>0.102093</text:p>
          </table:table-cell>
          <table:table-cell office:value-type="float" office:value="0.103212" calcext:value-type="float">
            <text:p>0.103212</text:p>
          </table:table-cell>
          <table:table-cell office:value-type="float" office:value="0.104384" calcext:value-type="float">
            <text:p>0.104384</text:p>
          </table:table-cell>
          <table:table-cell office:value-type="float" office:value="0.105611" calcext:value-type="float">
            <text:p>0.105611</text:p>
          </table:table-cell>
          <table:table-cell office:value-type="float" office:value="0.106895" calcext:value-type="float">
            <text:p>0.106895</text:p>
          </table:table-cell>
          <table:table-cell office:value-type="float" office:value="0.10824" calcext:value-type="float">
            <text:p>0.10824</text:p>
          </table:table-cell>
          <table:table-cell office:value-type="float" office:value="0.109649" calcext:value-type="float">
            <text:p>0.109649</text:p>
          </table:table-cell>
          <table:table-cell office:value-type="float" office:value="0.111127" calcext:value-type="float">
            <text:p>0.111127</text:p>
          </table:table-cell>
          <table:table-cell/>
          <table:table-cell office:value-type="string" calcext:value-type="string">
            <text:p>iigg.sociales.uba.ar</text:p>
          </table:table-cell>
        </table:table-row>
        <table:table-row table:style-name="ro1">
          <table:table-cell office:value-type="float" office:value="0.101023" calcext:value-type="float">
            <text:p>0.101023</text:p>
          </table:table-cell>
          <table:table-cell office:value-type="float" office:value="0.102093" calcext:value-type="float">
            <text:p>0.102093</text:p>
          </table:table-cell>
          <table:table-cell office:value-type="float" office:value="0.103212" calcext:value-type="float">
            <text:p>0.103212</text:p>
          </table:table-cell>
          <table:table-cell office:value-type="float" office:value="0.104384" calcext:value-type="float">
            <text:p>0.104384</text:p>
          </table:table-cell>
          <table:table-cell office:value-type="float" office:value="0.105611" calcext:value-type="float">
            <text:p>0.105611</text:p>
          </table:table-cell>
          <table:table-cell office:value-type="float" office:value="0.106895" calcext:value-type="float">
            <text:p>0.106895</text:p>
          </table:table-cell>
          <table:table-cell office:value-type="float" office:value="0.10824" calcext:value-type="float">
            <text:p>0.10824</text:p>
          </table:table-cell>
          <table:table-cell office:value-type="float" office:value="0.109649" calcext:value-type="float">
            <text:p>0.109649</text:p>
          </table:table-cell>
          <table:table-cell office:value-type="float" office:value="0.111127" calcext:value-type="float">
            <text:p>0.111127</text:p>
          </table:table-cell>
          <table:table-cell/>
          <table:table-cell office:value-type="string" calcext:value-type="string">
            <text:p>orga2.exp.dc.uba.ar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derecho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rga2.exp.dc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agro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ffyb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fvet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videos.agro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iigg.sociales.uba.ar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agro.uba.ar/cursos</text:p>
          </table:table-cell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www.agro.uba.ar/c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15:01.021394055</meta:creation-date>
    <dc:date>2015-10-03T16:24:42.662231897</dc:date>
    <meta:editing-duration>PT9M42S</meta:editing-duration>
    <meta:editing-cycles>1</meta:editing-cycles>
    <meta:document-statistic meta:table-count="1" meta:cell-count="130" meta:object-count="0"/>
    <meta:generator>LibreOffice/4.4.3.2$Linux_X86_64 LibreOffice_project/40m0$Build-2</meta:generator>
  </office:meta>
</office:document-meta>
</file>